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UCAS QUINTANILLA, FLOR</text:p>
            <text:p text:style-name="P5"><text:span text:style-name="T15">Dni</text:span><text:span text:style-name="T14">:1002416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UCAS QUINTANILLA, FL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EXNADER RODRIGUEZ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02:5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